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Impl.NameImpl( String namespaceURI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ameFactoryImpl.create( String nameString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NameImpl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ameFactoryImpl.create( String namespaceURI , String local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ameFactoryImpl.NameFactory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ameImpl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FactoryImpl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Impl.compareTo( Object 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ameImpl.equals( Object obj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NameImpl.readResol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Impl.getNamespac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Impl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ameImpl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